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4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Verdan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10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1" table:number-columns-repeated="33" table:default-cell-style-name="ce22"/>
        <table:table-column table:style-name="co3" table:number-columns-repeated="4" table:default-cell-style-name="ce22"/>
        <table:table-column table:style-name="co4" table:number-columns-repeated="8" table:default-cell-style-name="ce22"/>
        <table:table-column table:style-name="co5" table:number-columns-repeated="973" table:default-cell-style-name="ce2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" office:value-type="string" calcext:value-type="string" table:number-columns-spanned="1" table:number-rows-spanned="2">
            <text:p>nazwisko i imię</text:p>
          </table:table-cell>
          <table:table-cell table:style-name="ce23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23" office:value-type="string" calcext:value-type="string" table:number-columns-spanned="1" table:number-rows-spanned="2">
            <text:p>obecności</text:p>
          </table:table-cell>
          <table:table-cell table:style-name="ce23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7" office:value-type="string" calcext:value-type="string" table:number-columns-spanned="2" table:number-rows-spanned="1">
            <text:p>poprawa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1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T2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7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9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asik Jakub</text:p>
          </table:table-cell>
          <table:table-cell table:style-name="ce1" office:value-type="float" office:value="93618" calcext:value-type="float">
            <text:p>93618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3];[.F3];[.H3];[.J3];[.L3];[.N3];[.P3];[.R3];[.T3];[.V3];[.X3];[.Z3];[.AB3];[.AD3];[.AF3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3];[.AI3];[.AJ3];[.AL3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rowiec Małgorzata</text:p>
          </table:table-cell>
          <table:table-cell table:style-name="ce1" office:value-type="float" office:value="94958" calcext:value-type="float">
            <text:p>94958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4];[.F4];[.H4];[.J4];[.L4];[.N4];[.P4];[.R4];[.T4];[.V4];[.X4];[.Z4];[.AB4];[.AD4];[.AF4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4];[.AI4];[.AJ4];[.AL4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uścicki Jan</text:p>
          </table:table-cell>
          <table:table-cell table:style-name="ce1" office:value-type="float" office:value="93568" calcext:value-type="float">
            <text:p>935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24" table:formula="of:=SUM([.D5];[.F5];[.H5];[.J5];[.L5];[.N5];[.P5];[.R5];[.T5];[.V5];[.X5];[.Z5];[.AB5];[.AD5];[.AF5])/15" office:value-type="percentage" office:value="0.666666666666667" calcext:value-type="percentage">
            <text:p>66,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H5];[.AI5];[.AJ5];[.AL5])" office:value-type="float" office:value="36" calcext:value-type="float">
            <text:p>36</text:p>
          </table:table-cell>
          <table:table-cell table:style-name="ce25" office:value-type="string" calcext:value-type="string">
            <text:p>3,5(T2)</text:p>
          </table:table-cell>
          <table:table-cell table:style-name="ce1"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iepluch Kornel</text:p>
          </table:table-cell>
          <table:table-cell table:style-name="ce1" office:value-type="float" office:value="94959" calcext:value-type="float">
            <text:p>9495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style-name="ce24" table:formula="of:=SUM([.D6];[.F6];[.H6];[.J6];[.L6];[.N6];[.P6];[.R6];[.T6];[.V6];[.X6];[.Z6];[.AB6];[.AD6];[.AF6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H6];[.AI6];[.AJ6];[.AL6])" office:value-type="float" office:value="67" calcext:value-type="float">
            <text:p>67</text:p>
          </table:table-cell>
          <table:table-cell table:style-name="ce26" office:value-type="float" office:value="3.5" calcext:value-type="float">
            <text:p>3,5</text:p>
          </table:table-cell>
          <table:table-cell table:style-name="ce1" office:value-type="string" calcext:value-type="string">
            <text:p>9(s2)</text:p>
          </table:table-cell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zarnecki Cezary</text:p>
          </table:table-cell>
          <table:table-cell table:style-name="ce1" office:value-type="float" office:value="94960" calcext:value-type="float">
            <text:p>9496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4" table:formula="of:=SUM([.D7];[.F7];[.H7];[.J7];[.L7];[.N7];[.P7];[.R7];[.T7];[.V7];[.X7];[.Z7];[.AB7];[.AD7];[.AF7])/15" office:value-type="percentage" office:value="0.933333333333333" calcext:value-type="percentage">
            <text:p>93,3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H7];[.AI7];[.AJ7];[.AL7])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Ćwik Hubert</text:p>
          </table:table-cell>
          <table:table-cell table:style-name="ce1" office:value-type="float" office:value="88897" calcext:value-type="float">
            <text:p>8889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8];[.F8];[.H8];[.J8];[.L8];[.N8];[.P8];[.R8];[.T8];[.V8];[.X8];[.Z8];[.AB8];[.AD8];[.AF8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8];[.AI8];[.AJ8];[.AL8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omagała Wiktor</text:p>
          </table:table-cell>
          <table:table-cell table:style-name="ce1" office:value-type="float" office:value="94961" calcext:value-type="float">
            <text:p>94961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9];[.F9];[.H9];[.J9];[.L9];[.N9];[.P9];[.R9];[.T9];[.V9];[.X9];[.Z9];[.AB9];[.AD9];[.AF9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9];[.AI9];[.AJ9];[.AL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rogosz Aleksandra</text:p>
          </table:table-cell>
          <table:table-cell table:style-name="ce1" office:value-type="float" office:value="94962" calcext:value-type="float">
            <text:p>9496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24" table:formula="of:=SUM([.D10];[.F10];[.H10];[.J10];[.L10];[.N10];[.P10];[.R10];[.T10];[.V10];[.X10];[.Z10];[.AB10];[.AD10];[.AF10])/15" office:value-type="percentage" office:value="0.866666666666667" calcext:value-type="percentage">
            <text:p>86,7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H10];[.AI10];[.AJ10];[.AL10])" office:value-type="float" office:value="54" calcext:value-type="float">
            <text:p>54</text:p>
          </table:table-cell>
          <table:table-cell table:style-name="ce25" office:value-type="string" calcext:value-type="string">
            <text:p>3(T1)</text:p>
          </table:table-cell>
          <table:table-cell table:style-name="ce1"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różdż Karolina</text:p>
          </table:table-cell>
          <table:table-cell table:style-name="ce1" office:value-type="float" office:value="94964" calcext:value-type="float">
            <text:p>9496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24" table:formula="of:=SUM([.D11];[.F11];[.H11];[.J11];[.L11];[.N11];[.P11];[.R11];[.T11];[.V11];[.X11];[.Z11];[.AB11];[.AD11];[.AF11])/15" office:value-type="percentage" office:value="0.866666666666667" calcext:value-type="percentage">
            <text:p>86,7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H11];[.AI11];[.AJ11];[.AL11])" office:value-type="float" office:value="16" calcext:value-type="float">
            <text:p>16</text:p>
          </table:table-cell>
          <table:table-cell table:style-name="ce25" office:value-type="string" calcext:value-type="string">
            <text:p>3(T2)</text:p>
          </table:table-cell>
          <table:table-cell table:style-name="ce1" office:value-type="float" office:value="12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aweł Jakub</text:p>
          </table:table-cell>
          <table:table-cell table:style-name="ce1" office:value-type="float" office:value="94966" calcext:value-type="float">
            <text:p>9496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24" table:formula="of:=SUM([.D12];[.F12];[.H12];[.J12];[.L12];[.N12];[.P12];[.R12];[.T12];[.V12];[.X12];[.Z12];[.AB12];[.AD12];[.AF12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H12];[.AI12];[.AJ12];[.AL12])" office:value-type="float" office:value="79" calcext:value-type="float">
            <text:p>79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k Michał</text:p>
          </table:table-cell>
          <table:table-cell table:style-name="ce1" office:value-type="float" office:value="94967" calcext:value-type="float">
            <text:p>9496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7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13];[.F13];[.H13];[.J13];[.L13];[.N13];[.P13];[.R13];[.T13];[.V13];[.X13];[.Z13];[.AB13];[.AD13];[.AF13])/15" office:value-type="percentage" office:value="0.133333333333333" calcext:value-type="percentage">
            <text:p>13,3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3];[.AI13];[.AJ13];[.AL13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godzka Kinga</text:p>
          </table:table-cell>
          <table:table-cell table:style-name="ce1" office:value-type="float" office:value="94968" calcext:value-type="float">
            <text:p>9496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" table:formula="of:=SUM([.D14];[.F14];[.H14];[.J14];[.L14];[.N14];[.P14];[.R14];[.T14];[.V14];[.X14];[.Z14];[.AB14];[.AD14];[.AF14])/15" office:value-type="percentage" office:value="0.8" calcext:value-type="percentage">
            <text:p>80,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H14];[.AI14];[.AJ14];[.AL14])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omendołowicz Aleksandra</text:p>
          </table:table-cell>
          <table:table-cell table:style-name="ce1" office:value-type="float" office:value="94969" calcext:value-type="float">
            <text:p>94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24" table:formula="of:=SUM([.D15];[.F15];[.H15];[.J15];[.L15];[.N15];[.P15];[.R15];[.T15];[.V15];[.X15];[.Z15];[.AB15];[.AD15];[.AF15])/15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H15];[.AI15];[.AJ15];[.AL15])" office:value-type="float" office:value="46" calcext:value-type="float">
            <text:p>46</text:p>
          </table:table-cell>
          <table:table-cell table:style-name="ce25" office:value-type="string" calcext:value-type="string">
            <text:p>3(T1)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rawczun Jan</text:p>
          </table:table-cell>
          <table:table-cell table:style-name="ce1" office:value-type="float" office:value="94971" calcext:value-type="float">
            <text:p>949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9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24" table:formula="of:=SUM([.D16];[.F16];[.H16];[.J16];[.L16];[.N16];[.P16];[.R16];[.T16];[.V16];[.X16];[.Z16];[.AB16];[.AD16];[.AF16])/15" office:value-type="percentage" office:value="1" calcext:value-type="percentage">
            <text:p>100,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H16];[.AI16];[.AJ16];[.AL16])" office:value-type="float" office:value="41" calcext:value-type="float">
            <text:p>41</text:p>
          </table:table-cell>
          <table:table-cell table:style-name="ce25" office:value-type="string" calcext:value-type="string">
            <text:p>4(T2)</text:p>
          </table:table-cell>
          <table:table-cell table:style-name="ce1" office:value-type="string" calcext:value-type="string">
            <text:p>1;1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rzysiek Paulina</text:p>
          </table:table-cell>
          <table:table-cell table:style-name="ce1" office:value-type="float" office:value="93417" calcext:value-type="float">
            <text:p>9341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17];[.F17];[.H17];[.J17];[.L17];[.N17];[.P17];[.R17];[.T17];[.V17];[.X17];[.Z17];[.AB17];[.AD17];[.AF17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7];[.AI17];[.AJ17];[.AL17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aptiev Artem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18];[.F18];[.H18];[.J18];[.L18];[.N18];[.P18];[.R18];[.T18];[.V18];[.X18];[.Z18];[.AB18];[.AD18];[.AF18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8];[.AI18];[.AJ18];[.AL18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asak Patryk</text:p>
          </table:table-cell>
          <table:table-cell table:style-name="ce1" office:value-type="float" office:value="94974" calcext:value-type="float">
            <text:p>949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4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19];[.F19];[.H19];[.J19];[.L19];[.N19];[.P19];[.R19];[.T19];[.V19];[.X19];[.Z19];[.AB19];[.AD19];[.AF19])/15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9];[.AI19];[.AJ19];[.AL19])" office:value-type="float" office:value="0" calcext:value-type="float">
            <text:p>0</text:p>
          </table:table-cell>
          <table:table-cell table:style-name="ce1" table:number-columns-repeated="2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Laskowski Bartosz</text:p>
          </table:table-cell>
          <table:table-cell table:style-name="ce1" office:value-type="float" office:value="88921" calcext:value-type="float">
            <text:p>88921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20];[.F20];[.H20];[.J20];[.L20];[.N20];[.P20];[.R20];[.T20];[.V20];[.X20];[.Z20];[.AB20];[.AD20];[.AF20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20];[.AI20];[.AJ20];[.AL20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Łubowski Adam</text:p>
          </table:table-cell>
          <table:table-cell table:style-name="ce1" office:value-type="float" office:value="94975" calcext:value-type="float">
            <text:p>949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4" table:formula="of:=SUM([.D21];[.F21];[.H21];[.J21];[.L21];[.N21];[.P21];[.R21];[.T21];[.V21];[.X21];[.Z21];[.AB21];[.AD21];[.AF21])/15" office:value-type="percentage" office:value="0.866666666666667" calcext:value-type="percentage">
            <text:p>86,7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H21];[.AI21];[.AJ21];[.AL21])" office:value-type="float" office:value="10" calcext:value-type="float">
            <text:p>10</text:p>
          </table:table-cell>
          <table:table-cell table:style-name="ce25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detko Weronika</text:p>
          </table:table-cell>
          <table:table-cell table:style-name="ce1" office:value-type="float" office:value="94976" calcext:value-type="float">
            <text:p>94976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22];[.F22];[.H22];[.J22];[.L22];[.N22];[.P22];[.R22];[.T22];[.V22];[.X22];[.Z22];[.AB22];[.AD22];[.AF22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22];[.AI22];[.AJ22];[.AL2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alczewski Wojciech</text:p>
          </table:table-cell>
          <table:table-cell table:style-name="ce1" office:value-type="float" office:value="88922" calcext:value-type="float">
            <text:p>88922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23];[.F23];[.H23];[.J23];[.L23];[.N23];[.P23];[.R23];[.T23];[.V23];[.X23];[.Z23];[.AB23];[.AD23];[.AF23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23];[.AI23];[.AJ23];[.AL23])" office:value-type="float" office:value="0" calcext:value-type="float">
            <text:p>0</text:p>
          </table:table-cell>
          <table:table-cell table:style-name="ce26"/>
          <table:table-cell table:style-name="ce1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Zarzycki Jakub</text:p>
          </table:table-cell>
          <table:table-cell table:style-name="ce1" office:value-type="float" office:value="93475" calcext:value-type="float">
            <text:p>93475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24];[.F24];[.H24];[.J24];[.L24];[.N24];[.P24];[.R24];[.T24];[.V24];[.X24];[.Z24];[.AB24];[.AD24];[.AF24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24];[.AI24];[.AJ24];[.AL24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Kiniorski Mateusz</text:p>
          </table:table-cell>
          <table:table-cell table:style-name="ce1" office:value-type="float" office:value="93436" calcext:value-type="float">
            <text:p>934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4" table:formula="of:=SUM([.D25];[.F25];[.H25];[.J25];[.L25];[.N25];[.P25];[.R25];[.T25];[.V25];[.X25];[.Z25];[.AB25];[.AD25];[.AF25])/15" office:value-type="percentage" office:value="0.866666666666667" calcext:value-type="percentage">
            <text:p>86,7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H25];[.AI25];[.AJ25];[.AL25])" office:value-type="float" office:value="7" calcext:value-type="float">
            <text:p>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Kiełb Mateusz</text:p>
          </table:table-cell>
          <table:table-cell table:style-name="ce1" office:value-type="float" office:value="90869" calcext:value-type="float">
            <text:p>90869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5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26];[.F26];[.H26];[.J26];[.L26];[.N26];[.P26];[.R26];[.T26];[.V26];[.X26];[.Z26];[.AB26];[.AD26];[.AF26])/15" office:value-type="percentage" office:value="0.133333333333333" calcext:value-type="percentage">
            <text:p>13,3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26];[.AI26];[.AJ26];[.AL26])" office:value-type="float" office:value="0" calcext:value-type="float">
            <text:p>0</text:p>
          </table:table-cell>
          <table:table-cell table:style-name="ce25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wak Mateusz</text:p>
          </table:table-cell>
          <table:table-cell table:style-name="ce1" office:value-type="float" office:value="93621" calcext:value-type="float">
            <text:p>93621</text:p>
          </table:table-cell>
          <table:table-cell table:style-name="ce1" table:number-columns-repeated="33"/>
          <table:table-cell table:style-name="ce24"/>
          <table:table-cell table:style-name="ce1" table:number-columns-repeated="2"/>
          <table:table-cell table:style-name="ce25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47"/>
          <table:table-cell table:number-columns-repeated="973"/>
        </table:table-row>
        <table:table-row table:style-name="ro1" table:number-rows-repeated="104853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2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1" table:number-columns-repeated="33" table:default-cell-style-name="ce22"/>
        <table:table-column table:style-name="co3" table:number-columns-repeated="4" table:default-cell-style-name="ce22"/>
        <table:table-column table:style-name="co4" table:number-columns-repeated="8" table:default-cell-style-name="ce22"/>
        <table:table-column table:style-name="co5" table:number-columns-repeated="973" table:default-cell-style-name="ce2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" office:value-type="string" calcext:value-type="string" table:number-columns-spanned="1" table:number-rows-spanned="2">
            <text:p>nazwisko i imię</text:p>
          </table:table-cell>
          <table:table-cell table:style-name="ce23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23" office:value-type="string" calcext:value-type="string" table:number-columns-spanned="1" table:number-rows-spanned="2">
            <text:p>obecności</text:p>
          </table:table-cell>
          <table:table-cell table:style-name="ce23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7" office:value-type="string" calcext:value-type="string" table:number-columns-spanned="2" table:number-rows-spanned="1">
            <text:p>poprawa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1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T2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7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8" office:value-type="string" calcext:value-type="string">
            <text:p>ocena</text:p>
          </table:table-cell>
          <table:table-cell table:style-name="ce8" office:value-type="string" calcext:value-type="string">
            <text:p>pkt.</text:p>
          </table:table-cell>
          <table:table-cell table:style-name="ce9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zec Bartosz</text:p>
          </table:table-cell>
          <table:table-cell table:style-name="ce1" office:value-type="float" office:value="94978" calcext:value-type="float">
            <text:p>949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30" calcext:value-type="float">
            <text:p>30</text:p>
          </table:table-cell>
          <table:table-cell table:style-name="ce24" table:formula="of:=SUM([.D3];[.F3];[.H3];[.J3];[.L3];[.N3];[.P3];[.R3];[.T3];[.V3];[.X3];[.Z3];[.AB3];[.AD3];[.AF3])/15" office:value-type="percentage" office:value="1" calcext:value-type="percentage">
            <text:p>10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H3];[.AI3];[.AJ3];[.AL3])" office:value-type="float" office:value="100" calcext:value-type="float">
            <text:p>100</text:p>
          </table:table-cell>
          <table:table-cell table:style-name="ce26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string" calcext:value-type="string">
            <text:p>5(ćw.)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zur Zuzanna</text:p>
          </table:table-cell>
          <table:table-cell table:style-name="ce1" office:value-type="float" office:value="93418" calcext:value-type="float">
            <text:p>93418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4];[.F4];[.H4];[.J4];[.L4];[.N4];[.P4];[.R4];[.T4];[.V4];[.X4];[.Z4];[.AB4];[.AD4];[.AF4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4];[.AI4];[.AJ4];[.AL4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halczyk Kamil</text:p>
          </table:table-cell>
          <table:table-cell table:style-name="ce1" office:value-type="float" office:value="94980" calcext:value-type="float">
            <text:p>94980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5];[.F5];[.H5];[.J5];[.L5];[.N5];[.P5];[.R5];[.T5];[.V5];[.X5];[.Z5];[.AB5];[.AD5];[.AF5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5];[.AI5];[.AJ5];[.AL5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ćko Przemysław</text:p>
          </table:table-cell>
          <table:table-cell table:style-name="ce1" office:value-type="float" office:value="94982" calcext:value-type="float">
            <text:p>9498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4" table:formula="of:=SUM([.D6];[.F6];[.H6];[.J6];[.L6];[.N6];[.P6];[.R6];[.T6];[.V6];[.X6];[.Z6];[.AB6];[.AD6];[.AF6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H6];[.AI6];[.AJ6];[.AL6])" office:value-type="float" office:value="16" calcext:value-type="float">
            <text:p>16</text:p>
          </table:table-cell>
          <table:table-cell table:style-name="ce25" office:value-type="string" calcext:value-type="string">
            <text:p>3(T2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yszkowska Zuzanna</text:p>
          </table:table-cell>
          <table:table-cell table:style-name="ce1" office:value-type="float" office:value="93420" calcext:value-type="float">
            <text:p>93420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7];[.F7];[.H7];[.J7];[.L7];[.N7];[.P7];[.R7];[.T7];[.V7];[.X7];[.Z7];[.AB7];[.AD7];[.AF7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7];[.AI7];[.AJ7];[.AL7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ędzik Julia</text:p>
          </table:table-cell>
          <table:table-cell table:style-name="ce1" office:value-type="float" office:value="94983" calcext:value-type="float">
            <text:p>9498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4" table:formula="of:=SUM([.D8];[.F8];[.H8];[.J8];[.L8];[.N8];[.P8];[.R8];[.T8];[.V8];[.X8];[.Z8];[.AB8];[.AD8];[.AF8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H8];[.AI8];[.AJ8];[.AL8])" office:value-type="float" office:value="23" calcext:value-type="float">
            <text:p>23</text:p>
          </table:table-cell>
          <table:table-cell table:style-name="ce25" office:value-type="string" calcext:value-type="string">
            <text:p>3,5(T2)</text:p>
          </table:table-cell>
          <table:table-cell table:style-name="ce1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ękowski Tomasz</text:p>
          </table:table-cell>
          <table:table-cell table:style-name="ce1" office:value-type="float" office:value="94984" calcext:value-type="float">
            <text:p>9498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24" table:formula="of:=SUM([.D9];[.F9];[.H9];[.J9];[.L9];[.N9];[.P9];[.R9];[.T9];[.V9];[.X9];[.Z9];[.AB9];[.AD9];[.AF9])/15" office:value-type="percentage" office:value="0.933333333333333" calcext:value-type="percentage">
            <text:p>93,3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H9];[.AI9];[.AJ9];[.AL9])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icheta Mateusz</text:p>
          </table:table-cell>
          <table:table-cell table:style-name="ce1" office:value-type="float" office:value="91417" calcext:value-type="float">
            <text:p>9141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10];[.F10];[.H10];[.J10];[.L10];[.N10];[.P10];[.R10];[.T10];[.V10];[.X10];[.Z10];[.AB10];[.AD10];[.AF10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0];[.AI10];[.AJ10];[.AL10])" office:value-type="float" office:value="0" calcext:value-type="float">
            <text:p>0</text:p>
          </table:table-cell>
          <table:table-cell table:style-name="ce25" office:value-type="string" calcext:value-type="string">
            <text:p>3(T2)</text:p>
          </table:table-cell>
          <table:table-cell table:style-name="ce1" table:number-columns-repeated="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ocheć Dawid</text:p>
          </table:table-cell>
          <table:table-cell table:style-name="ce1" office:value-type="float" office:value="94986" calcext:value-type="float">
            <text:p>9498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24" table:formula="of:=SUM([.D11];[.F11];[.H11];[.J11];[.L11];[.N11];[.P11];[.R11];[.T11];[.V11];[.X11];[.Z11];[.AB11];[.AD11];[.AF11])/15" office:value-type="percentage" office:value="1" calcext:value-type="percentage">
            <text:p>100,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H11];[.AI11];[.AJ11];[.AL11])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25"/>
          <table:table-cell table:style-name="ce1"/>
          <table:table-cell table:style-name="ce1" office:value-type="string" calcext:value-type="string">
            <text:p>5(ćw.)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yimachuk Ostap</text:p>
          </table:table-cell>
          <table:table-cell table:style-name="ce1" office:value-type="float" office:value="95204" calcext:value-type="float">
            <text:p>95204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12];[.F12];[.H12];[.J12];[.L12];[.N12];[.P12];[.R12];[.T12];[.V12];[.X12];[.Z12];[.AB12];[.AD12];[.AF12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2];[.AI12];[.AJ12];[.AL1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obierajski Kacper</text:p>
          </table:table-cell>
          <table:table-cell table:style-name="ce1" office:value-type="float" office:value="94989" calcext:value-type="float">
            <text:p>94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24" table:formula="of:=SUM([.D13];[.F13];[.H13];[.J13];[.L13];[.N13];[.P13];[.R13];[.T13];[.V13];[.X13];[.Z13];[.AB13];[.AD13];[.AF13])/15" office:value-type="percentage" office:value="1" calcext:value-type="percentage">
            <text:p>100,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H13];[.AI13];[.AJ13];[.AL13])" office:value-type="float" office:value="84" calcext:value-type="float">
            <text:p>84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3"/>
          <table:table-cell table:style-name="ce1" office:value-type="string" calcext:value-type="string">
            <text:p>4,5(ćw)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ołek Jakub</text:p>
          </table:table-cell>
          <table:table-cell table:style-name="ce1" office:value-type="float" office:value="94991" calcext:value-type="float">
            <text:p>9499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3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14];[.F14];[.H14];[.J14];[.L14];[.N14];[.P14];[.R14];[.T14];[.V14];[.X14];[.Z14];[.AB14];[.AD14];[.AF14])/15" office:value-type="percentage" office:value="0.266666666666667" calcext:value-type="percentage">
            <text:p>2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4];[.AI14];[.AJ14];[.AL14])" office:value-type="float" office:value="0" calcext:value-type="float">
            <text:p>0</text:p>
          </table:table-cell>
          <table:table-cell table:style-name="ce1" table:number-columns-repeated="2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owiński Damian</text:p>
          </table:table-cell>
          <table:table-cell table:style-name="ce1" office:value-type="float" office:value="94992" calcext:value-type="float">
            <text:p>9499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24" table:formula="of:=SUM([.D15];[.F15];[.H15];[.J15];[.L15];[.N15];[.P15];[.R15];[.T15];[.V15];[.X15];[.Z15];[.AB15];[.AD15];[.AF15])/15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5];[.AI15];[.AJ15];[.AL15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zafarczyk Maciej</text:p>
          </table:table-cell>
          <table:table-cell table:style-name="ce1" office:value-type="float" office:value="91422" calcext:value-type="float">
            <text:p>91422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16];[.F16];[.H16];[.J16];[.L16];[.N16];[.P16];[.R16];[.T16];[.V16];[.X16];[.Z16];[.AB16];[.AD16];[.AF16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6];[.AI16];[.AJ16];[.AL16])" office:value-type="float" office:value="0" calcext:value-type="float">
            <text:p>0</text:p>
          </table:table-cell>
          <table:table-cell table:style-name="ce25" office:value-type="string" calcext:value-type="string">
            <text:p>3(T2)</text:p>
          </table:table-cell>
          <table:table-cell table:style-name="ce1" table:number-columns-repeated="4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zmajdel Filip</text:p>
          </table:table-cell>
          <table:table-cell table:style-name="ce1" office:value-type="float" office:value="94993" calcext:value-type="float">
            <text:p>9499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24" table:formula="of:=SUM([.D17];[.F17];[.H17];[.J17];[.L17];[.N17];[.P17];[.R17];[.T17];[.V17];[.X17];[.Z17];[.AB17];[.AD17];[.AF17])/15" office:value-type="percentage" office:value="0.733333333333333" calcext:value-type="percentage">
            <text:p>73,3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17];[.AI17];[.AJ17];[.AL17])" office:value-type="float" office:value="8" calcext:value-type="float">
            <text:p>8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Warczyński Filip</text:p>
          </table:table-cell>
          <table:table-cell table:style-name="ce1" office:value-type="float" office:value="94994" calcext:value-type="float">
            <text:p>9499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24" table:formula="of:=SUM([.D18];[.F18];[.H18];[.J18];[.L18];[.N18];[.P18];[.R18];[.T18];[.V18];[.X18];[.Z18];[.AB18];[.AD18];[.AF18])/15" office:value-type="percentage" office:value="0.733333333333333" calcext:value-type="percentage">
            <text:p>73,3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AH18];[.AI18];[.AJ18];[.AL18])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Wiechecki Sebastian</text:p>
          </table:table-cell>
          <table:table-cell table:style-name="ce1" office:value-type="float" office:value="94995" calcext:value-type="float">
            <text:p>9499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24" table:formula="of:=SUM([.D19];[.F19];[.H19];[.J19];[.L19];[.N19];[.P19];[.R19];[.T19];[.V19];[.X19];[.Z19];[.AB19];[.AD19];[.AF19])/15" office:value-type="percentage" office:value="1" calcext:value-type="percentage">
            <text:p>100,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AH19];[.AI19];[.AJ19];[.AL19])" office:value-type="float" office:value="83" calcext:value-type="float">
            <text:p>8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30(s2)</text:p>
          </table:table-cell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Wójcik Livia</text:p>
          </table:table-cell>
          <table:table-cell table:style-name="ce1" office:value-type="float" office:value="94996" calcext:value-type="float">
            <text:p>9499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,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5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24" table:formula="of:=SUM([.D20];[.F20];[.H20];[.J20];[.L20];[.N20];[.P20];[.R20];[.T20];[.V20];[.X20];[.Z20];[.AB20];[.AD20];[.AF20])/15" office:value-type="percentage" office:value="1" calcext:value-type="percentage">
            <text:p>100,0%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AH20];[.AI20];[.AJ20];[.AL20])" office:value-type="float" office:value="69" calcext:value-type="float">
            <text:p>69</text:p>
          </table:table-cell>
          <table:table-cell table:style-name="ce26" office:value-type="float" office:value="4" calcext:value-type="float">
            <text:p>4</text:p>
          </table:table-cell>
          <table:table-cell table:style-name="ce1" office:value-type="string" calcext:value-type="string">
            <text:p>29(s3)</text:p>
          </table:table-cell>
          <table:table-cell table:style-name="ce1" table:number-columns-repeated="7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Wójcik Szymon</text:p>
          </table:table-cell>
          <table:table-cell table:style-name="ce1" office:value-type="float" office:value="94997" calcext:value-type="float">
            <text:p>9499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21];[.F21];[.H21];[.J21];[.L21];[.N21];[.P21];[.R21];[.T21];[.V21];[.X21];[.Z21];[.AB21];[.AD21];[.AF21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21];[.AI21];[.AJ21];[.AL21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ypych Anna</text:p>
          </table:table-cell>
          <table:table-cell table:style-name="ce1" office:value-type="float" office:value="93427" calcext:value-type="float">
            <text:p>9342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24" table:formula="of:=SUM([.D22];[.F22];[.H22];[.J22];[.L22];[.N22];[.P22];[.R22];[.T22];[.V22];[.X22];[.Z22];[.AB22];[.AD22];[.AF22])/15" office:value-type="percentage" office:value="0.0666666666666667" calcext:value-type="percentage">
            <text:p>6,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H22];[.AI22];[.AJ22];[.AL2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Wywrót Wiktor</text:p>
          </table:table-cell>
          <table:table-cell table:style-name="ce1" office:value-type="float" office:value="94998" calcext:value-type="float">
            <text:p>9499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24" table:formula="of:=SUM([.D23];[.F23];[.H23];[.J23];[.L23];[.N23];[.P23];[.R23];[.T23];[.V23];[.X23];[.Z23];[.AB23];[.AD23];[.AF23])/15" office:value-type="percentage" office:value="0.933333333333333" calcext:value-type="percentage">
            <text:p>93,3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H23];[.AI23];[.AJ23];[.AL23])" office:value-type="float" office:value="12" calcext:value-type="float">
            <text:p>12</text:p>
          </table:table-cell>
          <table:table-cell table:style-name="ce1" table:number-columns-repeated="2"/>
          <table:table-cell table:style-name="ce25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Zaleśny Michał</text:p>
          </table:table-cell>
          <table:table-cell table:style-name="ce1" office:value-type="float" office:value="95342" calcext:value-type="float">
            <text:p>9534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4" table:formula="of:=SUM([.D24];[.F24];[.H24];[.J24];[.L24];[.N24];[.P24];[.R24];[.T24];[.V24];[.X24];[.Z24];[.AB24];[.AD24];[.AF24])/15" office:value-type="percentage" office:value="0.8" calcext:value-type="percentage">
            <text:p>8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H24];[.AI24];[.AJ24];[.AL24])" office:value-type="float" office:value="17" calcext:value-type="float">
            <text:p>17</text:p>
          </table:table-cell>
          <table:table-cell table:style-name="ce25" office:value-type="string" calcext:value-type="string">
            <text:p>3,5(T2)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35"/>
          <table:table-cell table:style-name="ce24"/>
          <table:table-cell table:style-name="ce1" table:number-columns-repeated="4"/>
          <table:table-cell table:style-name="ce25"/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35"/>
          <table:table-cell table:style-name="ce24"/>
          <table:table-cell table:style-name="ce1" table:number-columns-repeated="11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7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47"/>
          <table:table-cell table:number-columns-repeated="973"/>
        </table:table-row>
        <table:table-row table:style-name="ro1" table:number-rows-repeated="104853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.00.0000</text:date>, <text:time style:data-style-name="N2" text:time-value="12:17:23.54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23:06:32.200000000</meta:creation-date>
    <dc:date>2023-02-17T12:25:11.425000000</dc:date>
    <meta:editing-duration>PT8H35M56S</meta:editing-duration>
    <meta:editing-cycles>154</meta:editing-cycles>
    <meta:generator>LibreOffice/6.0.5.2$Windows_X86_64 LibreOffice_project/54c8cbb85f300ac59db32fe8a675ff7683cd5a16</meta:generator>
    <meta:document-statistic meta:table-count="2" meta:cell-count="1127" meta:object-count="0"/>
  </office:meta>
</office:document-meta>
</file>